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43.46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62.76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06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rp11-0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Czynnik</text:p>
          </table:table-cell>
          <table:table-cell office:value-type="string" calcext:value-type="string">
            <text:p>Zimowe</text:p>
          </table:table-cell>
          <table:table-cell office:value-type="string" calcext:value-type="string">
            <text:p>Letnie</text:p>
          </table:table-cell>
          <table:table-cell office:value-type="string" calcext:value-type="string">
            <text:p>Uniwersal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ctor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all-year</text:p>
          </table:table-cell>
          <table:table-cell office:value-type="string" calcext:value-type="string">
            <text:p>tires</text:p>
          </table:table-cell>
          <table:table-cell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45" calcext:value-type="float">
            <text:p>245</text:p>
          </table:table-cell>
          <table:table-cell office:value-type="float" office:value="257" calcext:value-type="float">
            <text:p>257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office:value-type="string" calcext:value-type="string">
            <text:p>Column 1</text:p>
          </table:table-cell>
          <table:table-cell table:formula="of:=COUNT([$'rp11-04'.$B$3:.$B$7])" office:value-type="float" office:value="5" calcext:value-type="float">
            <text:p>5</text:p>
          </table:table-cell>
          <table:table-cell table:formula="of:=SUM([$'rp11-04'.$B$3:.$B$7])" office:value-type="float" office:value="1250" calcext:value-type="float">
            <text:p>1250</text:p>
          </table:table-cell>
          <table:table-cell table:formula="of:=AVERAGE([$'rp11-04'.$B$3:.$B$7])" office:value-type="float" office:value="250" calcext:value-type="float">
            <text:p>250</text:p>
          </table:table-cell>
          <table:table-cell table:formula="of:=VAR([$'rp11-04'.$B$3:.$B$7])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office:value-type="string" calcext:value-type="string">
            <text:p>Column 2</text:p>
          </table:table-cell>
          <table:table-cell table:formula="of:=COUNT([$'rp11-04'.$C$3:.$C$7])" office:value-type="float" office:value="5" calcext:value-type="float">
            <text:p>5</text:p>
          </table:table-cell>
          <table:table-cell table:formula="of:=SUM([$'rp11-04'.$C$3:.$C$7])" office:value-type="float" office:value="1272" calcext:value-type="float">
            <text:p>1272</text:p>
          </table:table-cell>
          <table:table-cell table:formula="of:=AVERAGE([$'rp11-04'.$C$3:.$C$7])" office:value-type="float" office:value="254.4" calcext:value-type="float">
            <text:p>254.4</text:p>
          </table:table-cell>
          <table:table-cell table:formula="of:=VAR([$'rp11-04'.$C$3:.$C$7])"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olumn 3</text:p>
          </table:table-cell>
          <table:table-cell table:formula="of:=COUNT([$'rp11-04'.$D$3:.$D$7])" office:value-type="float" office:value="5" calcext:value-type="float">
            <text:p>5</text:p>
          </table:table-cell>
          <table:table-cell table:formula="of:=SUM([$'rp11-04'.$D$3:.$D$7])" office:value-type="float" office:value="1313" calcext:value-type="float">
            <text:p>1313</text:p>
          </table:table-cell>
          <table:table-cell table:formula="of:=AVERAGE([$'rp11-04'.$D$3:.$D$7])" office:value-type="float" office:value="262.6" calcext:value-type="float">
            <text:p>262.6</text:p>
          </table:table-cell>
          <table:table-cell table:formula="of:=VAR([$'rp11-04'.$D$3:.$D$7])" office:value-type="float" office:value="1.8" calcext:value-type="float">
            <text:p>1.8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Row 1</text:p>
          </table:table-cell>
          <table:table-cell table:formula="of:=COUNT([$'rp11-04'.$B$3:.$D$3])" office:value-type="float" office:value="3" calcext:value-type="float">
            <text:p>3</text:p>
          </table:table-cell>
          <table:table-cell table:formula="of:=SUM([$'rp11-04'.$B$3:.$D$3])" office:value-type="float" office:value="767" calcext:value-type="float">
            <text:p>767</text:p>
          </table:table-cell>
          <table:table-cell table:formula="of:=AVERAGE([$'rp11-04'.$B$3:.$D$3])" office:value-type="float" office:value="255.666666666667" calcext:value-type="float">
            <text:p>255.666666666667</text:p>
          </table:table-cell>
          <table:table-cell table:formula="of:=VAR([$'rp11-04'.$B$3:.$D$3])" office:value-type="float" office:value="36.3333333333333" calcext:value-type="float">
            <text:p>36.333333333333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w 2</text:p>
          </table:table-cell>
          <table:table-cell table:formula="of:=COUNT([$'rp11-04'.$B$4:.$D$4])" office:value-type="float" office:value="3" calcext:value-type="float">
            <text:p>3</text:p>
          </table:table-cell>
          <table:table-cell table:formula="of:=SUM([$'rp11-04'.$B$4:.$D$4])" office:value-type="float" office:value="767" calcext:value-type="float">
            <text:p>767</text:p>
          </table:table-cell>
          <table:table-cell table:formula="of:=AVERAGE([$'rp11-04'.$B$4:.$D$4])" office:value-type="float" office:value="255.666666666667" calcext:value-type="float">
            <text:p>255.666666666667</text:p>
          </table:table-cell>
          <table:table-cell table:formula="of:=VAR([$'rp11-04'.$B$4:.$D$4])" office:value-type="float" office:value="36.3333333333333" calcext:value-type="float">
            <text:p>36.333333333333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w 3</text:p>
          </table:table-cell>
          <table:table-cell table:formula="of:=COUNT([$'rp11-04'.$B$5:.$D$5])" office:value-type="float" office:value="3" calcext:value-type="float">
            <text:p>3</text:p>
          </table:table-cell>
          <table:table-cell table:formula="of:=SUM([$'rp11-04'.$B$5:.$D$5])" office:value-type="float" office:value="767" calcext:value-type="float">
            <text:p>767</text:p>
          </table:table-cell>
          <table:table-cell table:formula="of:=AVERAGE([$'rp11-04'.$B$5:.$D$5])" office:value-type="float" office:value="255.666666666667" calcext:value-type="float">
            <text:p>255.666666666667</text:p>
          </table:table-cell>
          <table:table-cell table:formula="of:=VAR([$'rp11-04'.$B$5:.$D$5])" office:value-type="float" office:value="101.333333333333" calcext:value-type="float">
            <text:p>101.33333333333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w 4</text:p>
          </table:table-cell>
          <table:table-cell table:formula="of:=COUNT([$'rp11-04'.$B$6:.$D$6])" office:value-type="float" office:value="3" calcext:value-type="float">
            <text:p>3</text:p>
          </table:table-cell>
          <table:table-cell table:formula="of:=SUM([$'rp11-04'.$B$6:.$D$6])" office:value-type="float" office:value="767" calcext:value-type="float">
            <text:p>767</text:p>
          </table:table-cell>
          <table:table-cell table:formula="of:=AVERAGE([$'rp11-04'.$B$6:.$D$6])" office:value-type="float" office:value="255.666666666667" calcext:value-type="float">
            <text:p>255.666666666667</text:p>
          </table:table-cell>
          <table:table-cell table:formula="of:=VAR([$'rp11-04'.$B$6:.$D$6])" office:value-type="float" office:value="36.3333333333333" calcext:value-type="float">
            <text:p>36.333333333333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w 5</text:p>
          </table:table-cell>
          <table:table-cell table:formula="of:=COUNT([$'rp11-04'.$B$7:.$D$7])" office:value-type="float" office:value="3" calcext:value-type="float">
            <text:p>3</text:p>
          </table:table-cell>
          <table:table-cell table:formula="of:=SUM([$'rp11-04'.$B$7:.$D$7])" office:value-type="float" office:value="767" calcext:value-type="float">
            <text:p>767</text:p>
          </table:table-cell>
          <table:table-cell table:formula="of:=AVERAGE([$'rp11-04'.$B$7:.$D$7])" office:value-type="float" office:value="255.666666666667" calcext:value-type="float">
            <text:p>255.666666666667</text:p>
          </table:table-cell>
          <table:table-cell table:formula="of:=VAR([$'rp11-04'.$B$7:.$D$7])" office:value-type="float" office:value="36.3333333333333" calcext:value-type="float">
            <text:p>36.3333333333333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ows</text:p>
          </table:table-cell>
          <table:table-cell table:formula="of:=SUMPRODUCT([$'rp11-04'.$I$10:.$I$14];[$'rp11-04'.$J$10:.$J$14]) - SUM([$'rp11-04'.$B$3:.$D$7])^2 / COUNT([$'rp11-04'.$B$3:.$D$7])" office:value-type="float" office:value="0" calcext:value-type="float">
            <text:p>0</text:p>
          </table:table-cell>
          <table:table-cell table:formula="of:=MAX([$'rp11-04'.$H$6:.$H$8]) - 1" office:value-type="float" office:value="4" calcext:value-type="float">
            <text:p>4</text:p>
          </table:table-cell>
          <table:table-cell table:formula="of:=[$'rp11-04'.$H$17] / [$'rp11-04'.$I$17]" office:value-type="float" office:value="0" calcext:value-type="float">
            <text:p>0</text:p>
          </table:table-cell>
          <table:table-cell table:formula="of:=[$'rp11-04'.$J$17] / [$'rp11-04'.$J$19]" office:value-type="float" office:value="0" calcext:value-type="float">
            <text:p>0</text:p>
          </table:table-cell>
          <table:table-cell table:formula="of:=LEGACY.FDIST([$'rp11-04'.$K$17]; [$'rp11-04'.$I$17]; [$'rp11-04'.$I$19])" office:value-type="float" office:value="1" calcext:value-type="float">
            <text:p>1</text:p>
          </table:table-cell>
          <table:table-cell table:formula="of:=LEGACY.FINV([$'rp11-04'.$H$3]; [$'rp11-04'.$I$17]; [$'rp11-04'.$I$19])" office:value-type="float" office:value="3.8378533545559" calcext:value-type="float">
            <text:p>3.837853354555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lumns</text:p>
          </table:table-cell>
          <table:table-cell table:formula="of:=SUMPRODUCT([$'rp11-04'.$I$6:.$I$8];[$'rp11-04'.$J$6:.$J$8]) - SUM([$'rp11-04'.$B$3:.$D$7])^2 / COUNT([$'rp11-04'.$B$3:.$D$7])" office:value-type="float" office:value="408.933333333465" calcext:value-type="float">
            <text:p>408.933333333465</text:p>
          </table:table-cell>
          <table:table-cell table:formula="of:=MAX([$'rp11-04'.$H$10:.$H$14]) - 1" office:value-type="float" office:value="2" calcext:value-type="float">
            <text:p>2</text:p>
          </table:table-cell>
          <table:table-cell table:formula="of:=[$'rp11-04'.$H$18] / [$'rp11-04'.$I$18]" office:value-type="float" office:value="204.466666666733" calcext:value-type="float">
            <text:p>204.466666666733</text:p>
          </table:table-cell>
          <table:table-cell table:formula="of:=[$'rp11-04'.$J$18] / [$'rp11-04'.$J$19]" office:value-type="float" office:value="19.3807266982899" calcext:value-type="float">
            <text:p>19.3807266982899</text:p>
          </table:table-cell>
          <table:table-cell table:formula="of:=LEGACY.FDIST([$'rp11-04'.$K$18]; [$'rp11-04'.$I$18]; [$'rp11-04'.$I$19])" office:value-type="float" office:value="0.000856658924821511" calcext:value-type="float">
            <text:p>0.000856658924822</text:p>
          </table:table-cell>
          <table:table-cell table:formula="of:=LEGACY.FINV([$'rp11-04'.$H$3]; [$'rp11-04'.$I$18]; [$'rp11-04'.$I$19])" office:value-type="float" office:value="4.45897010752451" calcext:value-type="float">
            <text:p>4.4589701075245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rror</text:p>
          </table:table-cell>
          <table:table-cell table:formula="of:=SUMSQ([$'rp11-04'.$B$3:.$D$7])+SUM([$'rp11-04'.$B$3:.$D$7])^2/COUNT([$'rp11-04'.$B$3:.$D$7]) - (SUMPRODUCT([$'rp11-04'.$I$10:.$I$14];[$'rp11-04'.$J$10:.$J$14]) + SUMPRODUCT([$'rp11-04'.$I$6:.$I$8];[$'rp11-04'.$J$6:.$J$8]))" office:value-type="float" office:value="84.3999999999069" calcext:value-type="float">
            <text:p>84.3999999999069</text:p>
          </table:table-cell>
          <table:table-cell table:formula="of:=[$'rp11-04'.$I$20] - [$'rp11-04'.$I$17] - [$'rp11-04'.$I$18]" office:value-type="float" office:value="8" calcext:value-type="float">
            <text:p>8</text:p>
          </table:table-cell>
          <table:table-cell table:formula="of:=[$'rp11-04'.$H$19] / [$'rp11-04'.$I$19]" office:value-type="float" office:value="10.5499999999884" calcext:value-type="float">
            <text:p>10.549999999988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formula="of:=SUM([$'rp11-04'.$H$17];[$'rp11-04'.$H$18];[$'rp11-04'.$H$19])" office:value-type="float" office:value="493.333333333372" calcext:value-type="float">
            <text:p>493.333333333372</text:p>
          </table:table-cell>
          <table:table-cell table:formula="of:=COUNT([$'rp11-04'.$B$3:.$D$7])-1" office:value-type="float" office:value="14" calcext:value-type="float">
            <text:p>1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2T19:33:44.301827209</dc:date>
    <meta:editing-duration>PT12S</meta:editing-duration>
    <meta:editing-cycles>1</meta:editing-cycles>
    <meta:document-statistic meta:table-count="1" meta:cell-count="105" meta:object-count="0"/>
    <meta:generator>LibreOffice/6.0.7.3$Linux_X86_64 LibreOffice_project/00m0$Build-3</meta:generator>
  </office:meta>
</office:document-meta>
</file>